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a3bd5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text-properties officeooo:paragraph-rsid="002a3bd5"/>
    </style:style>
    <style:style style:name="P6" style:family="paragraph" style:parent-style-name="Standard">
      <style:text-properties officeooo:rsid="002b57cc" officeooo:paragraph-rsid="002b57cc"/>
    </style:style>
    <style:style style:name="P7" style:family="paragraph" style:parent-style-name="Standard">
      <style:text-properties officeooo:rsid="002b57cc" officeooo:paragraph-rsid="002b57cc" fo:background-color="#ffff00"/>
    </style:style>
    <style:style style:name="P8" style:family="paragraph" style:parent-style-name="Standard">
      <style:text-properties officeooo:paragraph-rsid="002a3bd5" fo:background-color="#ffff00"/>
    </style:style>
    <style:style style:name="P9" style:family="paragraph" style:parent-style-name="Standard">
      <style:text-properties officeooo:paragraph-rsid="002b57cc"/>
    </style:style>
    <style:style style:name="P10" style:family="paragraph" style:parent-style-name="Standard">
      <style:text-properties officeooo:paragraph-rsid="002a3bd5" fo:background-color="transparent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b57cc" fo:background-color="#ffff00" loext:char-shading-value="0"/>
    </style:style>
    <style:style style:name="T4" style:family="text">
      <style:text-properties officeooo:rsid="002b57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ántos pines tiene un conector de tarjeta de expansión PCIe x1 estándar?</text:p>
      <text:p text:style-name="P3">a) 32.</text:p>
      <text:p text:style-name="P3">b) 64.</text:p>
      <text:p text:style-name="P3">c) 128.</text:p>
      <text:p text:style-name="P3">d) 164.</text:p>
      <text:p text:style-name="P7">18 Pines</text:p>
      <text:p text:style-name="P6">Fuente: <text:a xlink:type="simple" xlink:href="https://prodigytechno.com/pci-express-pcie-or-pci-e/#:~:text=PCIe%20Pin%20descriptions%3A&amp;text=It%20is%20a%20serial%20bus,in%20pair%20of%2018%20pins" text:style-name="Internet_20_link" text:visited-style-name="Visited_20_Internet_20_Link">https://prodigytechno.com/pci-express-pcie-or-pci-e/#:~:text=PCIe%20Pin%20descriptions%3A&amp;text=It%20is%20a%20serial%20bus,in%20pair%20of%2018%20pins</text:a>.</text:p>
      <text:p text:style-name="P9"/>
      <text:p text:style-name="P3">¿Qué tipo de placa base se utiliza comúnmente en computadoras de escritorio y torres?</text:p>
      <text:p text:style-name="P8">a) ATX.</text:p>
      <text:p text:style-name="P3">b) Mini-ITX.</text:p>
      <text:p text:style-name="P3">c) MicroATX.</text:p>
      <text:p text:style-name="P3">d) Extended ATX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Cuál es el tamaño estándar de una placa base Mini-ITX?</text:p>
      <text:p text:style-name="P3">a) 12 x 9.6 pulgadas.</text:p>
      <text:p text:style-name="P3">b) 9.6 x 9.6 pulgadas.</text:p>
      <text:p text:style-name="P8">c) 6.7 x 6.7 pulgadas.</text:p>
      <text:p text:style-name="P3">d) 15 x 13 pulgada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Cuál es la principal ventaja de una placa base ATX sobre una MicroATX?</text:p>
      <text:p text:style-name="P3">a) Menor tamaño.</text:p>
      <text:p text:style-name="P3">b) Menor capacidad de expansión.</text:p>
      <text:p text:style-name="P8">c) Mayor capacidad de expansión.</text:p>
      <text:p text:style-name="P3">d) Mayor compatibilidad con componente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Cuál es el tamaño estándar de una placa base ATX?</text:p>
      <text:p text:style-name="P8">a) 12 x 9.6 pulgadas.</text:p>
      <text:p text:style-name="P3">b) 9.6 x 9.6 pulgadas.</text:p>
      <text:p text:style-name="P3">c) 6.7 x 6.7 pulgadas.</text:p>
      <text:p text:style-name="P3">d) 15 x 13 pulgada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/>
      <text:p text:style-name="P3"/>
      <text:p text:style-name="P3"><text:soft-page-break/>¿Qué tipo de caja para PC es más adecuado para una placa base Mini-ITX?</text:p>
      <text:p text:style-name="P3">a) Full Tower.</text:p>
      <text:p text:style-name="P3">b) Mid Tower.</text:p>
      <text:p text:style-name="P8">c) Mini Tower.</text:p>
      <text:p text:style-name="P3">d) Slim/Small Form Factor.</text:p>
      <text:p text:style-name="P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6"/>
      <text:p text:style-name="P3">¿Cuál de los siguientes factores de forma de placa base es más pequeño?</text:p>
      <text:p text:style-name="P3">a) Extended ATX.</text:p>
      <text:p text:style-name="P3">b) ATX.</text:p>
      <text:p text:style-name="P3">c) MicroATX.</text:p>
      <text:p text:style-name="P8">d) Mini-ITX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Cuál es el tamaño estándar de una placa base MicroATX?</text:p>
      <text:p text:style-name="P3">a) 12 x 9.6 pulgadas.</text:p>
      <text:p text:style-name="P8">b) 9.6 x 9.6 pulgadas.</text:p>
      <text:p text:style-name="P3">c) 6.7 x 6.7 pulgadas.</text:p>
      <text:p text:style-name="P3">d) 15 x 13 pulgada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Qué tipo de caja para PC es más grande y ofrece más espacio para componentes y enfriamiento?</text:p>
      <text:p text:style-name="P3">a) Slim/Small Form Factor.</text:p>
      <text:p text:style-name="P3">b) Mini Tower.</text:p>
      <text:p text:style-name="P3">c) Mid Tower.</text:p>
      <text:p text:style-name="P8">d) Full Tower.</text:p>
      <text:p text:style-name="P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6"/>
      <text:p text:style-name="P3">¿Cuál de las siguientes opciones describe mejor una placa base Extended ATX?</text:p>
      <text:p text:style-name="P3">a) Tamaño pequeño para sistemas compactos.</text:p>
      <text:p text:style-name="P3">b) Tamaño estándar para computadoras de escritorio.</text:p>
      <text:p text:style-name="P8">c) Tamaño grande para sistemas de alta gama y servidores.</text:p>
      <text:p text:style-name="P3">d) Tamaño intermedio para sistemas equilibrado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/>
      <text:p text:style-name="P3"/>
      <text:p text:style-name="P3"><text:soft-page-break/>¿Cuál de los siguientes factores de forma de placa base es más grande?</text:p>
      <text:p text:style-name="P3">a) Mini-ITX.</text:p>
      <text:p text:style-name="P3">b) MicroATX.</text:p>
      <text:p text:style-name="P3">c) ATX.</text:p>
      <text:p text:style-name="P8">d) Extended ATX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Cuál es el tamaño estándar de una placa base Extended ATX?</text:p>
      <text:p text:style-name="P10">a) 12 x 9.6 pulgadas.</text:p>
      <text:p text:style-name="P3">b) 9.6 x 9.6 pulgadas.</text:p>
      <text:p text:style-name="P3">c) 6.7 x 6.7 pulgadas.</text:p>
      <text:p text:style-name="P9">d) 15 x 13 pulgadas.</text:p>
      <text:p text:style-name="P9"><text:span text:style-name="T3">&gt;12 x 10.4 pulgadas</text:span>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Qué tipo de caja para PC es más adecuado para una placa base Extended ATX?</text:p>
      <text:p text:style-name="P8">a) Full Tower.</text:p>
      <text:p text:style-name="P3">b) Mid Tower.</text:p>
      <text:p text:style-name="P3">c) Mini Tower.</text:p>
      <text:p text:style-name="P3">d) Slim/Small Form Factor.</text:p>
      <text:p text:style-name="P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6"/>
      <text:p text:style-name="P3">¿Cuál de las siguientes opciones describe mejor una placa base ATX?</text:p>
      <text:p text:style-name="P3">a) Tamaño pequeño para sistemas compactos.</text:p>
      <text:p text:style-name="P8">b) Tamaño estándar para computadoras de escritorio.</text:p>
      <text:p text:style-name="P3">c) Tamaño grande para sistemas de alta gama y servidores.</text:p>
      <text:p text:style-name="P3">d) Tamaño intermedio para sistemas equilibrado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Cuál es el tamaño estándar de una placa base Mini-ATX? </text:p>
      <text:p text:style-name="P3">a) 12 x 9.6 pulgadas.</text:p>
      <text:p text:style-name="P3">b) 9.6 x 9.6 pulgadas.</text:p>
      <text:p text:style-name="P9"><text:span text:style-name="T2">c) 6.7 x 6.7 pulgadas.</text:span> <text:span text:style-name="T4">(Si se refiere a Mini-ITX)</text:span></text:p>
      <text:p text:style-name="P3">d) 15 x 13 pulgada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/>
      <text:p text:style-name="P3"><text:soft-page-break/>¿Qué tipo de caja para PC es más adecuado para una placa base ATX?</text:p>
      <text:p text:style-name="P3">a) Slim/Small Form Factor.</text:p>
      <text:p text:style-name="P3">b) Mini Tower.</text:p>
      <text:p text:style-name="P8">c) Mid Tower.</text:p>
      <text:p text:style-name="P3">d) Full Tower. <text:span text:style-name="T4">(Mejor Refrigeración)</text:span></text:p>
      <text:p text:style-name="P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6"/>
      <text:p text:style-name="P3">¿Cuál de las siguientes opciones describe mejor una placa base Mini-ITX?</text:p>
      <text:p text:style-name="P8">a) Tamaño pequeño para sistemas compactos.</text:p>
      <text:p text:style-name="P3">b) Tamaño estándar para computadoras de escritorio.</text:p>
      <text:p text:style-name="P3">c) Tamaño grande para sistemas de alta gama y servidores.</text:p>
      <text:p text:style-name="P3">d) Tamaño intermedio para sistemas equilibrado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Cuál es el tamaño estándar de una placa base ATX?</text:p>
      <text:p text:style-name="P8">a) 12 x 9.6 pulgadas.</text:p>
      <text:p text:style-name="P3">b) 9.6 x 9.6 pulgadas.</text:p>
      <text:p text:style-name="P3">c) 6.7 x 6.7 pulgadas.</text:p>
      <text:p text:style-name="P3">d) 15 x 13 pulgada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Qué tipo de caja para PC es más adecuado para una placa base MicroATX?</text:p>
      <text:p text:style-name="P3">a) Full Tower.</text:p>
      <text:p text:style-name="P3">b) Mid Tower.</text:p>
      <text:p text:style-name="P8">c) Mini Tower.</text:p>
      <text:p text:style-name="P3">d) Slim/Small Form Factor.</text:p>
      <text:p text:style-name="P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"/>
      <text:p text:style-name="P3">¿Cuál de las siguientes opciones describe mejor una placa base MicroATX?</text:p>
      <text:p text:style-name="P10">a) Tamaño pequeño para sistemas compactos.</text:p>
      <text:p text:style-name="P10">b) Tamaño estándar para computadoras de escritorio.</text:p>
      <text:p text:style-name="P3">c) Tamaño grande para sistemas de alta gama y servidores.</text:p>
      <text:p text:style-name="P3">d) Tamaño intermedio para sistemas equilibrados.</text:p>
      <text:p text:style-name="P7">Tamaño pequeño y estandar</text:p>
      <text:p text:style-name="P6">Fuente: <text:a xlink:type="simple" xlink:href="https://es.wikipedia.org/wiki/MicroATX#:~:text=MicroATX%20es%20un%20tipo%20de,305%20mm%20×%20244%20mm" text:style-name="Internet_20_link" text:visited-style-name="Visited_20_Internet_20_Link">https://es.wikipedia.org/wiki/MicroATX#:~:text=MicroATX%20es%20un%20tipo%20de,305%20mm%20%C3%97%20244%20mm</text:a>.</text:p>
      <text:p text:style-name="P6"/>
      <text:p text:style-name="P3"/>
      <text:p text:style-name="P3"/>
      <text:p text:style-name="P3"><text:soft-page-break/>¿Cuál es el tamaño estándar de una placa base Mini-ITX?</text:p>
      <text:p text:style-name="P3">a) 12 x 9.6 pulgadas.</text:p>
      <text:p text:style-name="P3">b) 9.6 x 9.6 pulgadas.</text:p>
      <text:p text:style-name="P8">c) 6.7 x 6.7 pulgadas.</text:p>
      <text:p text:style-name="P3">d) 15 x 13 pulgada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Qué tipo de caja para PC es más grande y ofrece más espacio para componentes y enfriamiento?</text:p>
      <text:p text:style-name="P3">a) Slim/Small Form Factor.</text:p>
      <text:p text:style-name="P3">b) Mini Tower.</text:p>
      <text:p text:style-name="P3">c) Mid Tower.</text:p>
      <text:p text:style-name="P8">d) Full Tower.</text:p>
      <text:p text:style-name="P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6"/>
      <text:p text:style-name="P3">¿Cuál de las siguientes opciones describe mejor una placa base Extended ATX?</text:p>
      <text:p text:style-name="P3">a) Tamaño pequeño para sistemas compactos.</text:p>
      <text:p text:style-name="P3">b) Tamaño estándar para computadoras de escritorio.</text:p>
      <text:p text:style-name="P8">c) Tamaño grande para sistemas de alta gama y servidores.</text:p>
      <text:p text:style-name="P3">d) Tamaño intermedio para sistemas equilibrado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 </text:p>
      <text:p text:style-name="P3"/>
      <text:p text:style-name="P3">¿Cuál es el tamaño estándar de una placa base MicroATX?</text:p>
      <text:p text:style-name="P3">a) 12 x 9.6 pulgadas.</text:p>
      <text:p text:style-name="P8">b) 9.6 x 9.6 pulgadas.</text:p>
      <text:p text:style-name="P3">c) 6.7 x 6.7 pulgadas.</text:p>
      <text:p text:style-name="P3">d) 15 x 13 pulgadas.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Qué tipo de caja para PC es más adecuado para una placa base Mini-ATX?</text:p>
      <text:p text:style-name="P3">a) Full Tower.</text:p>
      <text:p text:style-name="P3">b) Mid Tower.</text:p>
      <text:p text:style-name="P8">c) Mini Tower.</text:p>
      <text:p text:style-name="P3">d) Slim/Small Form Factor.</text:p>
      <text:p text:style-name="P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6"/>
      <text:p text:style-name="P3"/>
      <text:p text:style-name="P3"/>
      <text:p text:style-name="P3"><text:soft-page-break/>¿Cuál de las siguientes opciones describe mejor una placa base ATX?</text:p>
      <text:p text:style-name="P3">a) Tamaño pequeño para sistemas compactos.</text:p>
      <text:p text:style-name="P3">b) Tamaño estándar para computadoras de escritorio.</text:p>
      <text:p text:style-name="P3">c) Tamaño grande para sistemas de alta gama y servidores.</text:p>
      <text:p text:style-name="P8">d) Tamaño intermedio para sistemas equilibrados.</text:p>
      <text:p text:style-name="P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"/>
      <text:p text:style-name="P3">¿Cuál es el tamaño estándar de una placa base Extended ATX?</text:p>
      <text:p text:style-name="P3">a) 12 x 9.6 pulgadas.</text:p>
      <text:p text:style-name="P3">b) 9.6 x 9.6 pulgadas.</text:p>
      <text:p text:style-name="P3">c) 6.7 x 6.7 pulgadas.</text:p>
      <text:p text:style-name="P3">d) 15 x 13 pulgadas.</text:p>
      <text:p text:style-name="P9"><text:span text:style-name="T3">&gt;12 x 10.4 pulgadas</text:span></text:p>
      <text:p text:style-name="P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6"/>
      <text:p text:style-name="P3">¿Qué tipo de caja para PC es más pequeño y está diseñado para sistemas compactos?</text:p>
      <text:p text:style-name="P3"><text:span text:style-name="T2">a) Slim/Small Form Factor.</text:span> (Placasa Nano-ITX o Pico-ITX)</text:p>
      <text:p text:style-name="P3">b) Mini Tower.</text:p>
      <text:p text:style-name="P3">c) Mid Tower.</text:p>
      <text:p text:style-name="P3">d) Full Tower.</text:p>
      <text:p text:style-name="P3">Fuente: <text:a xlink:type="simple" xlink:href="https://premioinc.com/blogs/blog/what-is-the-smallest-motherboard-form-factor#:~:text=Small%20form%20factor%20(SFF)%20motherboards,appearance%20in%20the%20embedded%20market" text:style-name="Internet_20_link" text:visited-style-name="Visited_20_Internet_20_Link">https://premioinc.com/blogs/blog/what-is-the-smallest-motherboard-form-factor#:~:text=Small%20form%20factor%20(SFF)%20motherboards,appearance%20in%20the%20embedded%20market</text:a>.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5</text:page-number><text:s/>/ <text:page-count>6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6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1:10:32.699000000</dc:date>
    <meta:editing-duration>PT8H38M51S</meta:editing-duration>
    <meta:editing-cycles>18</meta:editing-cycles>
    <meta:generator>LibreOffice/7.6.2.1$Windows_X86_64 LibreOffice_project/56f7684011345957bbf33a7ee678afaf4d2ba333</meta:generator>
    <meta:document-statistic meta:table-count="0" meta:image-count="0" meta:object-count="0" meta:page-count="6" meta:paragraph-count="175" meta:word-count="951" meta:character-count="9906" meta:non-whitespace-character-count="9127"/>
  </office:meta>
</office:document-meta>
</file>